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3">select </text:span>- <text:span text:style-name="T6">выбрать</text:span></text:p>
      <text:p text:style-name="P1">* - все колонки</text:p>
      <text:p text:style-name="P1"><text:span text:style-name="T13">1 select </text:span><text:span text:style-name="T14">* </text:span><text:span text:style-name="T13">from tableName </text:span><text:span text:style-name="T1">- </text:span>по умолчанию все строки</text:p>
      <text:p text:style-name="P1"><text:span text:style-name="T13">2 select top 10 </text:span><text:span text:style-name="T19">(strings)</text:span><text:span text:style-name="T13"> * from tableName</text:span><text:span text:style-name="T20"> </text:span><text:s text:c="4"/>- <text:span text:style-name="T7">первые 10 строк в </text:span><text:span text:style-name="T3">MSQL</text:span> </text:p>
      <text:p text:style-name="P1">* <text:span text:style-name="T13">select * from tableName limit 10</text:span>(strings) <text:span text:style-name="T1">- </text:span><text:span text:style-name="T7">первые 10 строк в </text:span><text:span text:style-name="T2">PostgresSQL</text:span></text:p>
      <text:p text:style-name="P1"><text:span text:style-name="T13">3 select top 45 percent </text:span><text:span text:style-name="T19">(strings)</text:span><text:span text:style-name="T13"> * from tableName</text:span> — для других систем запрос выполняется более сложночем в <text:s/><text:span text:style-name="T16">MSQL</text:span></text:p>
      <text:p text:style-name="P2">4 select columnName, columnName,.. <text:span text:style-name="T19">(or * select all column)</text:span> from tableName <text:span text:style-name="T19"><text:s/>- выбор нужных колонок в нужном порядке</text:span></text:p>
      <text:p text:style-name="P2">5 select top 10 <text:span text:style-name="T19">(strings) </text:span><text:span text:style-name="T1">columnName</text:span> * from tableName <text:span text:style-name="T1">- </text:span><text:span text:style-name="T7">первые 10 строк в</text:span><text:span text:style-name="T4"> </text:span><text:span text:style-name="T7">колонке <text:s/></text:span><text:span text:style-name="T5">MSQL</text:span><text:span text:style-name="T1"> </text:span></text:p>
      <text:p text:style-name="P3"><text:s/>*<text:span text:style-name="T13">select</text:span><text:span text:style-name="T19"> </text:span><text:span text:style-name="T2">columnName</text:span><text:span text:style-name="T13"> * from tableName </text:span><text:span text:style-name="T2">limit</text:span><text:span text:style-name="T9"> 10 </text:span><text:span text:style-name="T7">(strings) </text:span><text:span text:style-name="T9">- </text:span><text:span text:style-name="T7">первые 10 строк в колонке </text:span><text:span text:style-name="T2">PostgresSQL</text:span></text:p>
      <text:p text:style-name="P4"><text:span text:style-name="T2">** </text:span><text:span text:style-name="T10">через пробел от названия колонки можно написать ее псевдоним</text:span></text:p>
      <text:p text:style-name="P5"><text:span text:style-name="T13">--* </text:span><text:span text:style-name="T14">вычисления со столбцами</text:span></text:p>
      <text:p text:style-name="P6"><text:span text:style-name="T11">6 </text:span><text:span text:style-name="T12">select top 3 columnName </text:span><text:span text:style-name="T14">columnNickName, </text:span><text:span text:style-name="T12">numColumnNam</text:span><text:span text:style-name="T19">*/+-num</text:span><text:span text:style-name="T14"> columnNickName</text:span><text:span text:style-name="T7"> </text:span><text:span text:style-name="T12">from</text:span><text:span text:style-name="T19"> </text:span><text:span text:style-name="T12">tableName</text:span></text:p>
      <text:p text:style-name="P6"><text:span text:style-name="T12">* </text:span><text:span text:style-name="T7">в 6 примере запрашиваем первые три строки, дам псевдоним 1 колонке, производим вычисление с </text:span></text:p>
      <text:p text:style-name="P6"><text:span text:style-name="T7">* колонкой и даем название колонке с выводом вычисления.</text:span></text:p>
      <text:p text:style-name="P6"><text:span text:style-name="T7">* </text:span><text:span text:style-name="T12">select columnName </text:span><text:span text:style-name="T15">as</text:span><text:span text:style-name="T12"> </text:span><text:span text:style-name="T14">columnNickName == <text:s/></text:span><text:span text:style-name="T12">select columnName </text:span><text:span text:style-name="T14">columnNickName </text:span><text:span text:style-name="T7">поэтому </text:span><text:span text:style-name="T12">as</text:span><text:span text:style-name="T19"> </text:span><text:span text:style-name="T7">не используем</text:span></text:p>
      <text:p text:style-name="P7"><text:span text:style-name="T6">7 </text:span>select columName+' '+ columnName <text:s/><text:span text:style-name="T17">columnNickName </text:span>from tableName</text:p>
      <text:p text:style-name="P7">*<text:span text:style-name="T19"> +' '+ </text:span><text:span text:style-name="T7">разделитель между строковыми колонк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0.556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document-statistic meta:table-count="0" meta:image-count="0" meta:object-count="0" meta:page-count="1" meta:paragraph-count="18" meta:word-count="190" meta:character-count="1186"/>
  </office:meta>
</office:document-meta>
</file>